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46pt" fo:break-before="auto" style:use-optimal-row-height="false"/>
    </style:style>
    <style:style style:name="ro6" style:family="table-row">
      <style:table-row-properties style:row-height="20.1pt" fo:break-before="auto" style:use-optimal-row-height="true"/>
    </style:style>
    <style:style style:name="ro7" style:family="table-row">
      <style:table-row-properties style:row-height="38.95pt" fo:break-before="auto" style:use-optimal-row-height="false"/>
    </style:style>
    <style:style style:name="ro8" style:family="table-row">
      <style:table-row-properties style:row-height="20.21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38.2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99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19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fo:background-color="#ff9999" fo:border="0.06pt solid #000000"/>
    </style:style>
    <style:style style:name="ce23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fo:border="0.06pt solid #000000"/>
    </style:style>
    <style:style style:name="ce2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vertical-align="top"/>
    </style:style>
    <style:style style:name="ce30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4pt" style:text-position="-33%" style:font-size-asian="14pt" style:font-size-complex="14pt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9" office:value-type="string" calcext:value-type="string">
            <text:p>Sum of M1 and M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formula="of:=[.C2]+[.D2]" office:value-type="float" office:value="7730.26" calcext:value-type="float">
            <text:p>7730.26</text:p>
          </table:table-cell>
          <table:table-cell office:value-type="float" office:value="7730.26" calcext:value-type="float">
            <text:p>7730.26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2">
          <table:covered-table-cell table:style-name="ce1"/>
          <table:table-cell table:formula="of:=[.C3]+[.D3]" office:value-type="float" office:value="7557.61" calcext:value-type="float">
            <text:p>7557.61</text:p>
          </table:table-cell>
          <table:table-cell office:value-type="float" office:value="7557.61" calcext:value-type="float">
            <text:p>7557.61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3">
          <table:covered-table-cell table:style-name="ce1"/>
          <table:table-cell table:formula="of:=[.C4]+[.D4]" office:value-type="float" office:value="7773.89" calcext:value-type="float">
            <text:p>7773.89</text:p>
          </table:table-cell>
          <table:table-cell office:value-type="float" office:value="7773.89" calcext:value-type="float">
            <text:p>7773.89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formula="of:=[.C5]+[.D5]" office:value-type="float" office:value="10852.88" calcext:value-type="float">
            <text:p>10852.88</text:p>
          </table:table-cell>
          <table:table-cell office:value-type="float" office:value="10852.88" calcext:value-type="float">
            <text:p>10852.88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6]+[.D6]" office:value-type="float" office:value="10368.46" calcext:value-type="float">
            <text:p>10368.46</text:p>
          </table:table-cell>
          <table:table-cell office:value-type="float" office:value="10368.46" calcext:value-type="float">
            <text:p>10368.46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7]+[.D7]" office:value-type="float" office:value="10979.03" calcext:value-type="float">
            <text:p>10979.03</text:p>
          </table:table-cell>
          <table:table-cell office:value-type="float" office:value="10979.03" calcext:value-type="float">
            <text:p>10979.03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formula="of:=[.C8]+[.D8]" office:value-type="float" office:value="4671.74" calcext:value-type="float">
            <text:p>4671.74</text:p>
          </table:table-cell>
          <table:table-cell office:value-type="float" office:value="4671.74" calcext:value-type="float">
            <text:p>4671.74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9]+[.D9]" office:value-type="float" office:value="4725.05" calcext:value-type="float">
            <text:p>4725.05</text:p>
          </table:table-cell>
          <table:table-cell office:value-type="float" office:value="4725.05" calcext:value-type="float">
            <text:p>4725.05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0]+[.D10]" office:value-type="float" office:value="4644.23" calcext:value-type="float">
            <text:p>4644.23</text:p>
          </table:table-cell>
          <table:table-cell office:value-type="float" office:value="4644.23" calcext:value-type="float">
            <text:p>4644.23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formula="of:=[.C11]+[.D11]" office:value-type="float" office:value="7630.62" calcext:value-type="float">
            <text:p>7630.62</text:p>
          </table:table-cell>
          <table:table-cell office:value-type="float" office:value="7630.62" calcext:value-type="float">
            <text:p>7630.62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12]+[.D12]" office:value-type="float" office:value="6678.76" calcext:value-type="float">
            <text:p>6678.76</text:p>
          </table:table-cell>
          <table:table-cell office:value-type="float" office:value="6678.76" calcext:value-type="float">
            <text:p>6678.76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3]+[.D13]" office:value-type="float" office:value="7194.05" calcext:value-type="float">
            <text:p>7194.05</text:p>
          </table:table-cell>
          <table:table-cell office:value-type="float" office:value="7194.05" calcext:value-type="float">
            <text:p>7194.05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formula="of:=[.C14]+[.D14]" office:value-type="float" office:value="9011.8" calcext:value-type="float">
            <text:p>9011.8</text:p>
          </table:table-cell>
          <table:table-cell office:value-type="float" office:value="4960.54" calcext:value-type="float">
            <text:p>4960.54</text:p>
          </table:table-cell>
          <table:table-cell office:value-type="float" office:value="4051.26" calcext:value-type="float">
            <text:p>4051.26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15]+[.D15]" office:value-type="float" office:value="8981.35" calcext:value-type="float">
            <text:p>8981.35</text:p>
          </table:table-cell>
          <table:table-cell office:value-type="float" office:value="4914.87" calcext:value-type="float">
            <text:p>4914.87</text:p>
          </table:table-cell>
          <table:table-cell office:value-type="float" office:value="4066.48" calcext:value-type="float">
            <text:p>4066.48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6]+[.D16]" office:value-type="float" office:value="9204.31" calcext:value-type="float">
            <text:p>9204.31</text:p>
          </table:table-cell>
          <table:table-cell office:value-type="float" office:value="4995.49" calcext:value-type="float">
            <text:p>4995.49</text:p>
          </table:table-cell>
          <table:table-cell office:value-type="float" office:value="4208.82" calcext:value-type="float">
            <text:p>4208.82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formula="of:=[.C17]+[.D17]" office:value-type="float" office:value="13201.22" calcext:value-type="float">
            <text:p>13201.22</text:p>
          </table:table-cell>
          <table:table-cell office:value-type="float" office:value="6916.97" calcext:value-type="float">
            <text:p>6916.97</text:p>
          </table:table-cell>
          <table:table-cell office:value-type="float" office:value="6284.25" calcext:value-type="float">
            <text:p>6284.25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18]+[.D18]" office:value-type="float" office:value="12695.75" calcext:value-type="float">
            <text:p>12695.75</text:p>
          </table:table-cell>
          <table:table-cell office:value-type="float" office:value="6653.73" calcext:value-type="float">
            <text:p>6653.73</text:p>
          </table:table-cell>
          <table:table-cell office:value-type="float" office:value="6042.02" calcext:value-type="float">
            <text:p>6042.02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9]+[.D19]" office:value-type="float" office:value="13057.67" calcext:value-type="float">
            <text:p>13057.67</text:p>
          </table:table-cell>
          <table:table-cell office:value-type="float" office:value="6923.41" calcext:value-type="float">
            <text:p>6923.41</text:p>
          </table:table-cell>
          <table:table-cell office:value-type="float" office:value="6134.26" calcext:value-type="float">
            <text:p>6134.26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formula="of:=[.C20]+[.D20]" office:value-type="float" office:value="6678.17" calcext:value-type="float">
            <text:p>6678.17</text:p>
          </table:table-cell>
          <table:table-cell office:value-type="float" office:value="3621.87" calcext:value-type="float">
            <text:p>3621.87</text:p>
          </table:table-cell>
          <table:table-cell office:value-type="float" office:value="3056.3" calcext:value-type="float">
            <text:p>3056.3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21]+[.D21]" office:value-type="float" office:value="7053.97" calcext:value-type="float">
            <text:p>7053.97</text:p>
          </table:table-cell>
          <table:table-cell office:value-type="float" office:value="3621.87" calcext:value-type="float">
            <text:p>3621.87</text:p>
          </table:table-cell>
          <table:table-cell office:value-type="float" office:value="3432.1" calcext:value-type="float">
            <text:p>3432.1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22]+[.D22]" office:value-type="float" office:value="7925.38" calcext:value-type="float">
            <text:p>7925.38</text:p>
          </table:table-cell>
          <table:table-cell office:value-type="float" office:value="4058.18" calcext:value-type="float">
            <text:p>4058.18</text:p>
          </table:table-cell>
          <table:table-cell office:value-type="float" office:value="3867.2" calcext:value-type="float">
            <text:p>3867.2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formula="of:=[.C23]+[.D23]" office:value-type="float" office:value="11243.87" calcext:value-type="float">
            <text:p>11243.87</text:p>
          </table:table-cell>
          <table:table-cell office:value-type="float" office:value="5872.87" calcext:value-type="float">
            <text:p>5872.87</text:p>
          </table:table-cell>
          <table:table-cell office:value-type="float" office:value="5371" calcext:value-type="float">
            <text:p>5371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24]+[.D24]" office:value-type="float" office:value="11480.86" calcext:value-type="float">
            <text:p>11480.86</text:p>
          </table:table-cell>
          <table:table-cell office:value-type="float" office:value="5979.48" calcext:value-type="float">
            <text:p>5979.48</text:p>
          </table:table-cell>
          <table:table-cell office:value-type="float" office:value="5501.38" calcext:value-type="float">
            <text:p>5501.38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25]+[.D25]" office:value-type="float" office:value="11498.36" calcext:value-type="float">
            <text:p>11498.36</text:p>
          </table:table-cell>
          <table:table-cell office:value-type="float" office:value="5876.64" calcext:value-type="float">
            <text:p>5876.64</text:p>
          </table:table-cell>
          <table:table-cell office:value-type="float" office:value="5621.72" calcext:value-type="float">
            <text:p>5621.72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Write-Only</text:p>
          </table:table-cell>
          <table:table-cell table:style-name="ce2" office:value-type="string" calcext:value-type="string">
            <text:p>Throughput avg</text:p>
          </table:table-cell>
          <table:table-cell table:style-name="ce2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19"/>
          <table:table-cell table:number-columns-repeated="1019"/>
        </table:table-row>
        <table:table-row table:style-name="ro6"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style-name="ce3" office:value-type="string" calcext:value-type="string">
            <text:p>y<text:span text:style-name="T1">1</text:span></text:p>
          </table:table-cell>
          <table:table-cell table:style-name="ce3" office:value-type="string" calcext:value-type="string">
            <text:p>y<text:span text:style-name="T1">2</text:span></text:p>
          </table:table-cell>
          <table:table-cell table:style-name="ce3" office:value-type="string" calcext:value-type="string">
            <text:p>y<text:span text:style-name="T1">3</text:span></text:p>
          </table:table-cell>
          <table:table-cell table:number-columns-repeated="4"/>
          <table:table-cell table:style-name="ce9" table:number-columns-spanned="3" table:number-rows-spanned="1"/>
          <table:covered-table-cell table:number-columns-repeated="2" table:style-name="ce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table:formula="of:=AVERAGE([.C30:.E30])" office:value-type="float" office:value="7687.25333333333" calcext:value-type="float">
            <text:p>7687.2533333333</text:p>
          </table:table-cell>
          <table:table-cell table:style-name="ce1" table:formula="of:=[.B2]" office:value-type="float" office:value="7730.26" calcext:value-type="float">
            <text:p>7730.26</text:p>
          </table:table-cell>
          <table:table-cell table:style-name="ce1" table:formula="of:=[.B3]" office:value-type="float" office:value="7557.61" calcext:value-type="float">
            <text:p>7557.61</text:p>
          </table:table-cell>
          <table:table-cell table:style-name="ce1" table:formula="of:=[.B4]" office:value-type="float" office:value="7773.89" calcext:value-type="float">
            <text:p>7773.89</text:p>
          </table:table-cell>
          <table:table-cell table:number-columns-repeated="1019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" table:formula="of:=AVERAGE([.C31:.E31])" office:value-type="float" office:value="10733.4566666667" calcext:value-type="float">
            <text:p>10733.4566666667</text:p>
          </table:table-cell>
          <table:table-cell table:style-name="ce1" table:formula="of:=[.B5]" office:value-type="float" office:value="10852.88" calcext:value-type="float">
            <text:p>10852.88</text:p>
          </table:table-cell>
          <table:table-cell table:style-name="ce1" table:formula="of:=[.B6]" office:value-type="float" office:value="10368.46" calcext:value-type="float">
            <text:p>10368.46</text:p>
          </table:table-cell>
          <table:table-cell table:style-name="ce1" table:formula="of:=[.B7]" office:value-type="float" office:value="10979.03" calcext:value-type="float">
            <text:p>10979.03</text:p>
          </table:table-cell>
          <table:table-cell table:number-columns-repeated="1019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table:formula="of:=AVERAGE([.C32:.E32])" office:value-type="float" office:value="4680.34" calcext:value-type="float">
            <text:p>4680.34</text:p>
          </table:table-cell>
          <table:table-cell table:style-name="ce1" table:formula="of:=[.B8]" office:value-type="float" office:value="4671.74" calcext:value-type="float">
            <text:p>4671.74</text:p>
          </table:table-cell>
          <table:table-cell table:style-name="ce1" table:formula="of:=[.B9]" office:value-type="float" office:value="4725.05" calcext:value-type="float">
            <text:p>4725.05</text:p>
          </table:table-cell>
          <table:table-cell table:style-name="ce1" table:formula="of:=[.B10]" office:value-type="float" office:value="4644.23" calcext:value-type="float">
            <text:p>4644.23</text:p>
          </table:table-cell>
          <table:table-cell table:number-columns-repeated="1019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table:formula="of:=AVERAGE([.C33:.E33])" office:value-type="float" office:value="7167.81" calcext:value-type="float">
            <text:p>7167.81</text:p>
          </table:table-cell>
          <table:table-cell table:style-name="ce1" table:formula="of:=[.B11]" office:value-type="float" office:value="7630.62" calcext:value-type="float">
            <text:p>7630.62</text:p>
          </table:table-cell>
          <table:table-cell table:style-name="ce1" table:formula="of:=[.B12]" office:value-type="float" office:value="6678.76" calcext:value-type="float">
            <text:p>6678.76</text:p>
          </table:table-cell>
          <table:table-cell table:style-name="ce1" table:formula="of:=[.B13]" office:value-type="float" office:value="7194.05" calcext:value-type="float">
            <text:p>7194.05</text:p>
          </table:table-cell>
          <table:table-cell table:number-columns-repeated="1019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table:formula="of:=AVERAGE([.C34:.E34])" office:value-type="float" office:value="9065.82" calcext:value-type="float">
            <text:p>9065.82</text:p>
          </table:table-cell>
          <table:table-cell table:style-name="ce1" table:formula="of:=[.B14]" office:value-type="float" office:value="9011.8" calcext:value-type="float">
            <text:p>9011.8</text:p>
          </table:table-cell>
          <table:table-cell table:style-name="ce1" table:formula="of:=[.B15]" office:value-type="float" office:value="8981.35" calcext:value-type="float">
            <text:p>8981.35</text:p>
          </table:table-cell>
          <table:table-cell table:style-name="ce1" table:formula="of:=[.B16]" office:value-type="float" office:value="9204.31" calcext:value-type="float">
            <text:p>9204.31</text:p>
          </table:table-cell>
          <table:table-cell table:number-columns-repeated="1019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table:formula="of:=AVERAGE([.C35:.E35])" office:value-type="float" office:value="12984.88" calcext:value-type="float">
            <text:p>12984.88</text:p>
          </table:table-cell>
          <table:table-cell table:style-name="ce1" table:formula="of:=[.B17]" office:value-type="float" office:value="13201.22" calcext:value-type="float">
            <text:p>13201.22</text:p>
          </table:table-cell>
          <table:table-cell table:style-name="ce1" table:formula="of:=[.B18]" office:value-type="float" office:value="12695.75" calcext:value-type="float">
            <text:p>12695.75</text:p>
          </table:table-cell>
          <table:table-cell table:style-name="ce1" table:formula="of:=[.B19]" office:value-type="float" office:value="13057.67" calcext:value-type="float">
            <text:p>13057.67</text:p>
          </table:table-cell>
          <table:table-cell table:number-columns-repeated="1019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" table:formula="of:=AVERAGE([.C36:.E36])" office:value-type="float" office:value="7219.17333333333" calcext:value-type="float">
            <text:p>7219.1733333333</text:p>
          </table:table-cell>
          <table:table-cell table:style-name="ce1" table:formula="of:=[.B20]" office:value-type="float" office:value="6678.17" calcext:value-type="float">
            <text:p>6678.17</text:p>
          </table:table-cell>
          <table:table-cell table:style-name="ce1" table:formula="of:=[.B21]" office:value-type="float" office:value="7053.97" calcext:value-type="float">
            <text:p>7053.97</text:p>
          </table:table-cell>
          <table:table-cell table:style-name="ce1" table:formula="of:=[.B22]" office:value-type="float" office:value="7925.38" calcext:value-type="float">
            <text:p>7925.38</text:p>
          </table:table-cell>
          <table:table-cell table:number-columns-repeated="1019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" table:formula="of:=AVERAGE([.C37:.E37])" office:value-type="float" office:value="11407.6966666667" calcext:value-type="float">
            <text:p>11407.6966666667</text:p>
          </table:table-cell>
          <table:table-cell table:style-name="ce1" table:formula="of:=[.B23]" office:value-type="float" office:value="11243.87" calcext:value-type="float">
            <text:p>11243.87</text:p>
          </table:table-cell>
          <table:table-cell table:style-name="ce1" table:formula="of:=[.B24]" office:value-type="float" office:value="11480.86" calcext:value-type="float">
            <text:p>11480.86</text:p>
          </table:table-cell>
          <table:table-cell table:style-name="ce1" table:formula="of:=[.B25]" office:value-type="float" office:value="11498.36" calcext:value-type="float">
            <text:p>11498.3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7">
          <table:table-cell table:style-name="ce2" office:value-type="string" calcext:value-type="string">
            <text:p>Write-Only</text:p>
          </table:table-cell>
          <table:table-cell table:style-name="ce10" office:value-type="string" calcext:value-type="string" table:number-columns-spanned="8" table:number-rows-spanned="1">
            <text:p>Effect</text:p>
          </table:table-cell>
          <table:covered-table-cell table:style-name="ce10"/>
          <table:covered-table-cell table:number-columns-repeated="6"/>
          <table:table-cell table:style-name="ce10" office:value-type="string" calcext:value-type="string">
            <text:p>Throughput avg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Exp</text:p>
          </table:table-cell>
          <table:table-cell table:style-name="ce11" office:value-type="string" calcext:value-type="string">
            <text:p>q<text:span text:style-name="T2">0</text:span></text:p>
          </table:table-cell>
          <table:table-cell table:style-name="ce11" office:value-type="string" calcext:value-type="string">
            <text:p>q<text:span text:style-name="T2">a</text:span></text:p>
          </table:table-cell>
          <table:table-cell table:style-name="ce11" office:value-type="string" calcext:value-type="string">
            <text:p>q<text:span text:style-name="T2">b</text:span></text:p>
          </table:table-cell>
          <table:table-cell table:style-name="ce11" office:value-type="string" calcext:value-type="string">
            <text:p>q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b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text:span text:style-name="T3">q</text:span><text:span text:style-name="T2">c</text:span>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number-columns-repeated="1014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45]*[.D45]" office:value-type="float" office:value="1" calcext:value-type="float">
            <text:p>1</text:p>
          </table:table-cell>
          <table:table-cell table:formula="of:=[.C45]*[.E45]" office:value-type="float" office:value="1" calcext:value-type="float">
            <text:p>1</text:p>
          </table:table-cell>
          <table:table-cell table:formula="of:=[.D45]*[.E45]" office:value-type="float" office:value="1" calcext:value-type="float">
            <text:p>1</text:p>
          </table:table-cell>
          <table:table-cell table:formula="of:=[.C45]*[.D45]*[.E45]" office:value-type="float" office:value="-1" calcext:value-type="float">
            <text:p>-1</text:p>
          </table:table-cell>
          <table:table-cell table:formula="of:=[.B30]" office:value-type="float" office:value="7687.25333333333" calcext:value-type="float">
            <text:p>7687.25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6]*[.D46]" office:value-type="float" office:value="1" calcext:value-type="float">
            <text:p>1</text:p>
          </table:table-cell>
          <table:table-cell table:formula="of:=[.C46]*[.E46]" office:value-type="float" office:value="-1" calcext:value-type="float">
            <text:p>-1</text:p>
          </table:table-cell>
          <table:table-cell table:formula="of:=[.D46]*[.E46]" office:value-type="float" office:value="-1" calcext:value-type="float">
            <text:p>-1</text:p>
          </table:table-cell>
          <table:table-cell table:formula="of:=[.C46]*[.D46]*[.E46]" office:value-type="float" office:value="1" calcext:value-type="float">
            <text:p>1</text:p>
          </table:table-cell>
          <table:table-cell table:formula="of:=[.B31]" office:value-type="float" office:value="10733.4566666667" calcext:value-type="float">
            <text:p>10733.4566666667</text:p>
          </table:table-cell>
          <table:table-cell table:number-columns-repeated="1014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47]*[.D47]" office:value-type="float" office:value="-1" calcext:value-type="float">
            <text:p>-1</text:p>
          </table:table-cell>
          <table:table-cell table:formula="of:=[.C47]*[.E47]" office:value-type="float" office:value="-1" calcext:value-type="float">
            <text:p>-1</text:p>
          </table:table-cell>
          <table:table-cell table:formula="of:=[.D47]*[.E47]" office:value-type="float" office:value="1" calcext:value-type="float">
            <text:p>1</text:p>
          </table:table-cell>
          <table:table-cell table:formula="of:=[.C47]*[.D47]*[.E47]" office:value-type="float" office:value="1" calcext:value-type="float">
            <text:p>1</text:p>
          </table:table-cell>
          <table:table-cell table:formula="of:=[.B32]" office:value-type="float" office:value="4680.34" calcext:value-type="float">
            <text:p>4680.34</text:p>
          </table:table-cell>
          <table:table-cell table:number-columns-repeated="1014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-1" calcext:value-type="float">
            <text:p>-1</text:p>
          </table:table-cell>
          <table:table-cell table:formula="of:=[.C48]*[.E48]" office:value-type="float" office:value="1" calcext:value-type="float">
            <text:p>1</text:p>
          </table:table-cell>
          <table:table-cell table:formula="of:=[.D48]*[.E48]" office:value-type="float" office:value="-1" calcext:value-type="float">
            <text:p>-1</text:p>
          </table:table-cell>
          <table:table-cell table:formula="of:=[.C48]*[.D48]*[.E48]" office:value-type="float" office:value="-1" calcext:value-type="float">
            <text:p>-1</text:p>
          </table:table-cell>
          <table:table-cell table:formula="of:=[.B33]" office:value-type="float" office:value="7167.81" calcext:value-type="float">
            <text:p>7167.81</text:p>
          </table:table-cell>
          <table:table-cell table:number-columns-repeated="1014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49]*[.D49]" office:value-type="float" office:value="-1" calcext:value-type="float">
            <text:p>-1</text:p>
          </table:table-cell>
          <table:table-cell table:formula="of:=[.C49]*[.E49]" office:value-type="float" office:value="1" calcext:value-type="float">
            <text:p>1</text:p>
          </table:table-cell>
          <table:table-cell table:formula="of:=[.D49]*[.E49]" office:value-type="float" office:value="-1" calcext:value-type="float">
            <text:p>-1</text:p>
          </table:table-cell>
          <table:table-cell table:formula="of:=[.C49]*[.D49]*[.E49]" office:value-type="float" office:value="1" calcext:value-type="float">
            <text:p>1</text:p>
          </table:table-cell>
          <table:table-cell table:formula="of:=[.B34]" office:value-type="float" office:value="9065.82" calcext:value-type="float">
            <text:p>9065.82</text:p>
          </table:table-cell>
          <table:table-cell table:number-columns-repeated="1014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]*[.D50]" office:value-type="float" office:value="-1" calcext:value-type="float">
            <text:p>-1</text:p>
          </table:table-cell>
          <table:table-cell table:formula="of:=[.C50]*[.E50]" office:value-type="float" office:value="-1" calcext:value-type="float">
            <text:p>-1</text:p>
          </table:table-cell>
          <table:table-cell table:formula="of:=[.D50]*[.E50]" office:value-type="float" office:value="1" calcext:value-type="float">
            <text:p>1</text:p>
          </table:table-cell>
          <table:table-cell table:formula="of:=[.C50]*[.D50]*[.E50]" office:value-type="float" office:value="-1" calcext:value-type="float">
            <text:p>-1</text:p>
          </table:table-cell>
          <table:table-cell table:formula="of:=[.B35]" office:value-type="float" office:value="12984.88" calcext:value-type="float">
            <text:p>12984.88</text:p>
          </table:table-cell>
          <table:table-cell table:number-columns-repeated="1014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1]*[.D51]" office:value-type="float" office:value="1" calcext:value-type="float">
            <text:p>1</text:p>
          </table:table-cell>
          <table:table-cell table:formula="of:=[.C51]*[.E51]" office:value-type="float" office:value="-1" calcext:value-type="float">
            <text:p>-1</text:p>
          </table:table-cell>
          <table:table-cell table:formula="of:=[.D51]*[.E51]" office:value-type="float" office:value="-1" calcext:value-type="float">
            <text:p>-1</text:p>
          </table:table-cell>
          <table:table-cell table:formula="of:=[.C51]*[.D51]*[.E51]" office:value-type="float" office:value="-1" calcext:value-type="float">
            <text:p>-1</text:p>
          </table:table-cell>
          <table:table-cell table:formula="of:=[.B36]" office:value-type="float" office:value="7219.17333333333" calcext:value-type="float">
            <text:p>7219.17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2]*[.D52]" office:value-type="float" office:value="1" calcext:value-type="float">
            <text:p>1</text:p>
          </table:table-cell>
          <table:table-cell table:formula="of:=[.C52]*[.E52]" office:value-type="float" office:value="1" calcext:value-type="float">
            <text:p>1</text:p>
          </table:table-cell>
          <table:table-cell table:formula="of:=[.D52]*[.E52]" office:value-type="float" office:value="1" calcext:value-type="float">
            <text:p>1</text:p>
          </table:table-cell>
          <table:table-cell table:formula="of:=[.C52]*[.D52]*[.E52]" office:value-type="float" office:value="1" calcext:value-type="float">
            <text:p>1</text:p>
          </table:table-cell>
          <table:table-cell table:formula="of:=[.B37]" office:value-type="float" office:value="11407.6966666667" calcext:value-type="float">
            <text:p>11407.6966666667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45]*[.$J$45]+[.B46]*[.$J$46]+[.B47]*[.$J$47]+[.B48]*[.$J$48]+[.B49]*[.$J$49]+[.B50]*[.$J$50]+[.B51]*[.$J$51]+[.B52]*[.$J$52]" office:value-type="float" office:value="70946.4300000001" calcext:value-type="float">
            <text:p>70946.4300000001</text:p>
          </table:table-cell>
          <table:table-cell table:formula="of:=[.C45]*[.$J$45]+[.C46]*[.$J$46]+[.C47]*[.$J$47]+[.C48]*[.$J$48]+[.C49]*[.$J$49]+[.C50]*[.$J$50]+[.C51]*[.$J$51]+[.C52]*[.$J$52]" office:value-type="float" office:value="-9996.38999999999" calcext:value-type="float">
            <text:p>-9996.39</text:p>
          </table:table-cell>
          <table:table-cell table:formula="of:=[.D45]*[.$J$45]+[.D46]*[.$J$46]+[.D47]*[.$J$47]+[.D48]*[.$J$48]+[.D49]*[.$J$49]+[.D50]*[.$J$50]+[.D51]*[.$J$51]+[.D52]*[.$J$52]" office:value-type="float" office:value="10408.71" calcext:value-type="float">
            <text:p>10408.71</text:p>
          </table:table-cell>
          <table:table-cell table:formula="of:=[.E45]*[.$J$45]+[.E46]*[.$J$46]+[.E47]*[.$J$47]+[.E48]*[.$J$48]+[.E49]*[.$J$49]+[.E50]*[.$J$50]+[.E51]*[.$J$51]+[.E52]*[.$J$52]" office:value-type="float" office:value="13641.2566666667" calcext:value-type="float">
            <text:p>13641.2566666667</text:p>
          </table:table-cell>
          <table:table-cell table:formula="of:=[.F45]*[.$J$45]+[.F46]*[.$J$46]+[.F47]*[.$J$47]+[.F48]*[.$J$48]+[.F49]*[.$J$49]+[.F50]*[.$J$50]+[.F51]*[.$J$51]+[.F52]*[.$J$52]" office:value-type="float" office:value="3148.73000000006" calcext:value-type="float">
            <text:p>3148.7300000001</text:p>
          </table:table-cell>
          <table:table-cell table:formula="of:=[.G45]*[.$J$45]+[.G46]*[.$J$46]+[.G47]*[.$J$47]+[.G48]*[.$J$48]+[.G49]*[.$J$49]+[.G50]*[.$J$50]+[.G51]*[.$J$51]+[.G52]*[.$J$52]" office:value-type="float" office:value="-289.27" calcext:value-type="float">
            <text:p>-289.27</text:p>
          </table:table-cell>
          <table:table-cell table:formula="of:=[.H45]*[.$J$45]+[.H46]*[.$J$46]+[.H47]*[.$J$47]+[.H48]*[.$J$48]+[.H49]*[.$J$49]+[.H50]*[.$J$50]+[.H51]*[.$J$51]+[.H52]*[.$J$52]" office:value-type="float" office:value="2573.91" calcext:value-type="float">
            <text:p>2573.91</text:p>
          </table:table-cell>
          <table:table-cell table:formula="of:=[.I45]*[.$J$45]+[.I46]*[.$J$46]+[.I47]*[.$J$47]+[.I48]*[.$J$48]+[.I49]*[.$J$49]+[.I50]*[.$J$50]+[.I51]*[.$J$51]+[.I52]*[.$J$52]" office:value-type="float" office:value="828.196666666739" calcext:value-type="float">
            <text:p>828.196666666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Total / 8</text:p>
          </table:table-cell>
          <table:table-cell table:formula="of:=[.B53]/8" office:value-type="float" office:value="8868.30375000001" calcext:value-type="float">
            <text:p>8868.30375</text:p>
          </table:table-cell>
          <table:table-cell table:formula="of:=[.C53]/8" office:value-type="float" office:value="-1249.54875" calcext:value-type="float">
            <text:p>-1249.54875</text:p>
          </table:table-cell>
          <table:table-cell table:formula="of:=[.D53]/8" office:value-type="float" office:value="1301.08875" calcext:value-type="float">
            <text:p>1301.08875</text:p>
          </table:table-cell>
          <table:table-cell table:formula="of:=[.E53]/8" office:value-type="float" office:value="1705.15708333334" calcext:value-type="float">
            <text:p>1705.1570833334</text:p>
          </table:table-cell>
          <table:table-cell table:formula="of:=[.F53]/8" office:value-type="float" office:value="393.591250000007" calcext:value-type="float">
            <text:p>393.59125</text:p>
          </table:table-cell>
          <table:table-cell table:formula="of:=[.G53]/8" office:value-type="float" office:value="-36.1587500000001" calcext:value-type="float">
            <text:p>-36.15875</text:p>
          </table:table-cell>
          <table:table-cell table:formula="of:=[.H53]/8" office:value-type="float" office:value="321.73875" calcext:value-type="float">
            <text:p>321.73875</text:p>
          </table:table-cell>
          <table:table-cell table:formula="of:=[.I53]/8" office:value-type="float" office:value="103.524583333342" calcext:value-type="float">
            <text:p>103.5245833333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ce4" office:value-type="string" calcext:value-type="string">
            <text:p>Write-Only</text:p>
          </table:table-cell>
          <table:table-cell table:style-name="ce4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4"/>
          <table:table-cell table:style-name="ce20" office:value-type="string" calcext:value-type="string">
            <text:p>Estimated response</text:p>
          </table:table-cell>
          <table:table-cell table:style-name="ce24" office:value-type="string" calcext:value-type="string" table:number-columns-spanned="3" table:number-rows-spanned="1">
            <text:p>Errors</text:p>
          </table:table-cell>
          <table:covered-table-cell table:number-columns-repeated="2" table:style-name="ce22"/>
          <table:table-cell table:number-columns-repeated="1016"/>
        </table:table-row>
        <table:table-row table:style-name="ro8"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y<text:span text:style-name="T1">1</text:span></text:p>
          </table:table-cell>
          <table:table-cell table:style-name="ce5" office:value-type="string" calcext:value-type="string">
            <text:p>y<text:span text:style-name="T1">2</text:span></text:p>
          </table:table-cell>
          <table:table-cell table:style-name="ce5" office:value-type="string" calcext:value-type="string">
            <text:p>y<text:span text:style-name="T1">3</text:span></text:p>
          </table:table-cell>
          <table:table-cell table:style-name="ce21" office:value-type="string" calcext:value-type="string">
            <text:p>ŷ</text:p>
          </table:table-cell>
          <table:table-cell table:style-name="ce5" office:value-type="string" calcext:value-type="string">
            <text:p>e<text:span text:style-name="T1">1</text:span></text:p>
          </table:table-cell>
          <table:table-cell table:style-name="ce5" office:value-type="string" calcext:value-type="string">
            <text:p>e<text:span text:style-name="T1">2</text:span></text:p>
          </table:table-cell>
          <table:table-cell table:style-name="ce5" office:value-type="string" calcext:value-type="string">
            <text:p>e<text:span text:style-name="T1">3</text:span></text:p>
          </table:table-cell>
          <table:table-cell/>
          <table:table-cell table:style-name="ce27"/>
          <table:table-cell table:style-name="ce30" office:value-type="string" calcext:value-type="string" table:number-columns-spanned="3" table:number-rows-spanned="1">
            <text:p>Squared Errors</text:p>
          </table:table-cell>
          <table:covered-table-cell table:number-columns-repeated="2" table:style-name="ce27"/>
          <table:table-cell table:number-columns-repeated="1011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table:formula="of:=[.B2]" office:value-type="float" office:value="7730.26" calcext:value-type="float">
            <text:p>7730.26</text:p>
          </table:table-cell>
          <table:table-cell table:style-name="ce6" table:formula="of:=[.B3]" office:value-type="float" office:value="7557.61" calcext:value-type="float">
            <text:p>7557.61</text:p>
          </table:table-cell>
          <table:table-cell table:style-name="ce6" table:formula="of:=[.B4]" office:value-type="float" office:value="7773.89" calcext:value-type="float">
            <text:p>7773.89</text:p>
          </table:table-cell>
          <table:table-cell table:style-name="ce22" table:formula="of:=[.J72]" office:value-type="float" office:value="7687.25333333333" calcext:value-type="float">
            <text:p>7687.2533333333</text:p>
          </table:table-cell>
          <table:table-cell table:style-name="ce22" table:formula="of:=[.B60]-[.$E$60]" office:value-type="float" office:value="43.0066666666671" calcext:value-type="float">
            <text:p>43.0066666667</text:p>
          </table:table-cell>
          <table:table-cell table:style-name="ce22" table:formula="of:=[.C60]-[.$E$60]" office:value-type="float" office:value="-129.643333333333" calcext:value-type="float">
            <text:p>-129.6433333333</text:p>
          </table:table-cell>
          <table:table-cell table:style-name="ce22" table:formula="of:=[.D60]-[.$E$60]" office:value-type="float" office:value="86.6366666666672" calcext:value-type="float">
            <text:p>86.6366666667</text:p>
          </table:table-cell>
          <table:table-cell/>
          <table:table-cell table:style-name="ce27"/>
          <table:table-cell table:style-name="ce27" table:formula="of:=[.F60]*[.F60]" office:value-type="float" office:value="1849.57337777782" calcext:value-type="float">
            <text:p>1849.5733777778</text:p>
          </table:table-cell>
          <table:table-cell table:style-name="ce27" table:formula="of:=[.G60]*[.G60]" office:value-type="float" office:value="16807.3938777778" calcext:value-type="float">
            <text:p>16807.3938777778</text:p>
          </table:table-cell>
          <table:table-cell table:style-name="ce27" table:formula="of:=[.H60]*[.H60]" office:value-type="float" office:value="7505.91201111121" calcext:value-type="float">
            <text:p>7505.9120111112</text:p>
          </table:table-cell>
          <table:table-cell table:number-columns-repeated="1011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table:formula="of:=[.B5]" office:value-type="float" office:value="10852.88" calcext:value-type="float">
            <text:p>10852.88</text:p>
          </table:table-cell>
          <table:table-cell table:style-name="ce6" table:formula="of:=[.B6]" office:value-type="float" office:value="10368.46" calcext:value-type="float">
            <text:p>10368.46</text:p>
          </table:table-cell>
          <table:table-cell table:style-name="ce6" table:formula="of:=[.B7]" office:value-type="float" office:value="10979.03" calcext:value-type="float">
            <text:p>10979.03</text:p>
          </table:table-cell>
          <table:table-cell table:style-name="ce22" table:formula="of:=[.J73]" office:value-type="float" office:value="10733.4566666667" calcext:value-type="float">
            <text:p>10733.4566666667</text:p>
          </table:table-cell>
          <table:table-cell table:style-name="ce22" table:formula="of:=[.B61]-[.$E$61]" office:value-type="float" office:value="119.423333333334" calcext:value-type="float">
            <text:p>119.4233333333</text:p>
          </table:table-cell>
          <table:table-cell table:style-name="ce22" table:formula="of:=[.C61]-[.$E$61]" office:value-type="float" office:value="-364.996666666666" calcext:value-type="float">
            <text:p>-364.9966666667</text:p>
          </table:table-cell>
          <table:table-cell table:style-name="ce22" table:formula="of:=[.D61]-[.$E$61]" office:value-type="float" office:value="245.573333333336" calcext:value-type="float">
            <text:p>245.5733333333</text:p>
          </table:table-cell>
          <table:table-cell/>
          <table:table-cell table:style-name="ce27"/>
          <table:table-cell table:style-name="ce27" table:formula="of:=[.F61]*[.F61]" office:value-type="float" office:value="14261.9325444446" calcext:value-type="float">
            <text:p>14261.9325444446</text:p>
          </table:table-cell>
          <table:table-cell table:style-name="ce27" table:formula="of:=[.G61]*[.G61]" office:value-type="float" office:value="133222.566677777" calcext:value-type="float">
            <text:p>133222.566677777</text:p>
          </table:table-cell>
          <table:table-cell table:style-name="ce27" table:formula="of:=[.H61]*[.H61]" office:value-type="float" office:value="60306.2620444455" calcext:value-type="float">
            <text:p>60306.2620444455</text:p>
          </table:table-cell>
          <table:table-cell table:number-columns-repeated="1011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table:formula="of:=[.B8]" office:value-type="float" office:value="4671.74" calcext:value-type="float">
            <text:p>4671.74</text:p>
          </table:table-cell>
          <table:table-cell table:style-name="ce6" table:formula="of:=[.B9]" office:value-type="float" office:value="4725.05" calcext:value-type="float">
            <text:p>4725.05</text:p>
          </table:table-cell>
          <table:table-cell table:style-name="ce6" table:formula="of:=[.B10]" office:value-type="float" office:value="4644.23" calcext:value-type="float">
            <text:p>4644.23</text:p>
          </table:table-cell>
          <table:table-cell table:style-name="ce22" table:formula="of:=[.J74]" office:value-type="float" office:value="4680.34" calcext:value-type="float">
            <text:p>4680.34</text:p>
          </table:table-cell>
          <table:table-cell table:style-name="ce22" table:formula="of:=[.B62]-[.$E$62]" office:value-type="float" office:value="-8.59999999999945" calcext:value-type="float">
            <text:p>-8.6</text:p>
          </table:table-cell>
          <table:table-cell table:style-name="ce22" table:formula="of:=[.C62]-[.$E$62]" office:value-type="float" office:value="44.7100000000009" calcext:value-type="float">
            <text:p>44.71</text:p>
          </table:table-cell>
          <table:table-cell table:style-name="ce22" table:formula="of:=[.D62]-[.$E$62]" office:value-type="float" office:value="-36.1099999999997" calcext:value-type="float">
            <text:p>-36.11</text:p>
          </table:table-cell>
          <table:table-cell/>
          <table:table-cell table:style-name="ce27"/>
          <table:table-cell table:style-name="ce27" table:formula="of:=[.F62]*[.F62]" office:value-type="float" office:value="73.9599999999906" calcext:value-type="float">
            <text:p>73.96</text:p>
          </table:table-cell>
          <table:table-cell table:style-name="ce27" table:formula="of:=[.G62]*[.G62]" office:value-type="float" office:value="1998.98410000008" calcext:value-type="float">
            <text:p>1998.9841000001</text:p>
          </table:table-cell>
          <table:table-cell table:style-name="ce27" table:formula="of:=[.H62]*[.H62]" office:value-type="float" office:value="1303.93209999998" calcext:value-type="float">
            <text:p>1303.9321</text:p>
          </table:table-cell>
          <table:table-cell table:number-columns-repeated="101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table:formula="of:=[.B11]" office:value-type="float" office:value="7630.62" calcext:value-type="float">
            <text:p>7630.62</text:p>
          </table:table-cell>
          <table:table-cell table:style-name="ce6" table:formula="of:=[.B12]" office:value-type="float" office:value="6678.76" calcext:value-type="float">
            <text:p>6678.76</text:p>
          </table:table-cell>
          <table:table-cell table:style-name="ce6" table:formula="of:=[.B13]" office:value-type="float" office:value="7194.05" calcext:value-type="float">
            <text:p>7194.05</text:p>
          </table:table-cell>
          <table:table-cell table:style-name="ce22" table:formula="of:=[.J75]" office:value-type="float" office:value="7167.81" calcext:value-type="float">
            <text:p>7167.81</text:p>
          </table:table-cell>
          <table:table-cell table:style-name="ce22" table:formula="of:=[.B63]-[.$E$63]" office:value-type="float" office:value="462.81" calcext:value-type="float">
            <text:p>462.81</text:p>
          </table:table-cell>
          <table:table-cell table:style-name="ce22" table:formula="of:=[.C63]-[.$E$63]" office:value-type="float" office:value="-489.049999999999" calcext:value-type="float">
            <text:p>-489.05</text:p>
          </table:table-cell>
          <table:table-cell table:style-name="ce22" table:formula="of:=[.D63]-[.$E$63]" office:value-type="float" office:value="26.2400000000007" calcext:value-type="float">
            <text:p>26.24</text:p>
          </table:table-cell>
          <table:table-cell/>
          <table:table-cell table:style-name="ce27"/>
          <table:table-cell table:style-name="ce27" table:formula="of:=[.F63]*[.F63]" office:value-type="float" office:value="214193.0961" calcext:value-type="float">
            <text:p>214193.0961</text:p>
          </table:table-cell>
          <table:table-cell table:style-name="ce27" table:formula="of:=[.G63]*[.G63]" office:value-type="float" office:value="239169.902499999" calcext:value-type="float">
            <text:p>239169.902499999</text:p>
          </table:table-cell>
          <table:table-cell table:style-name="ce27" table:formula="of:=[.H63]*[.H63]" office:value-type="float" office:value="688.537600000036" calcext:value-type="float">
            <text:p>688.5376</text:p>
          </table:table-cell>
          <table:table-cell table:number-columns-repeated="101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table:formula="of:=[.B14]" office:value-type="float" office:value="9011.8" calcext:value-type="float">
            <text:p>9011.8</text:p>
          </table:table-cell>
          <table:table-cell table:style-name="ce6" table:formula="of:=[.B15]" office:value-type="float" office:value="8981.35" calcext:value-type="float">
            <text:p>8981.35</text:p>
          </table:table-cell>
          <table:table-cell table:style-name="ce6" table:formula="of:=[.B16]" office:value-type="float" office:value="9204.31" calcext:value-type="float">
            <text:p>9204.31</text:p>
          </table:table-cell>
          <table:table-cell table:style-name="ce22" table:formula="of:=[.J76]" office:value-type="float" office:value="9065.82" calcext:value-type="float">
            <text:p>9065.82</text:p>
          </table:table-cell>
          <table:table-cell table:style-name="ce22" table:formula="of:=[.B64]-[.$E$64]" office:value-type="float" office:value="-54.0199999999968" calcext:value-type="float">
            <text:p>-54.02</text:p>
          </table:table-cell>
          <table:table-cell table:style-name="ce22" table:formula="of:=[.C64]-[.$E$64]" office:value-type="float" office:value="-84.4699999999957" calcext:value-type="float">
            <text:p>-84.47</text:p>
          </table:table-cell>
          <table:table-cell table:style-name="ce22" table:formula="of:=[.D64]-[.$E$64]" office:value-type="float" office:value="138.490000000003" calcext:value-type="float">
            <text:p>138.49</text:p>
          </table:table-cell>
          <table:table-cell/>
          <table:table-cell table:style-name="ce27"/>
          <table:table-cell table:style-name="ce27" table:formula="of:=[.F64]*[.F64]" office:value-type="float" office:value="2918.16039999965" calcext:value-type="float">
            <text:p>2918.1603999997</text:p>
          </table:table-cell>
          <table:table-cell table:style-name="ce27" table:formula="of:=[.G64]*[.G64]" office:value-type="float" office:value="7135.18089999927" calcext:value-type="float">
            <text:p>7135.1808999993</text:p>
          </table:table-cell>
          <table:table-cell table:style-name="ce27" table:formula="of:=[.H64]*[.H64]" office:value-type="float" office:value="19179.4801000009" calcext:value-type="float">
            <text:p>19179.4801000009</text:p>
          </table:table-cell>
          <table:table-cell table:number-columns-repeated="1011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table:formula="of:=[.B17]" office:value-type="float" office:value="13201.22" calcext:value-type="float">
            <text:p>13201.22</text:p>
          </table:table-cell>
          <table:table-cell table:style-name="ce6" table:formula="of:=[.B18]" office:value-type="float" office:value="12695.75" calcext:value-type="float">
            <text:p>12695.75</text:p>
          </table:table-cell>
          <table:table-cell table:style-name="ce6" table:formula="of:=[.B19]" office:value-type="float" office:value="13057.67" calcext:value-type="float">
            <text:p>13057.67</text:p>
          </table:table-cell>
          <table:table-cell table:style-name="ce22" table:formula="of:=[.J77]" office:value-type="float" office:value="12984.88" calcext:value-type="float">
            <text:p>12984.88</text:p>
          </table:table-cell>
          <table:table-cell table:style-name="ce22" table:formula="of:=[.B65]-[.$E$65]" office:value-type="float" office:value="216.34" calcext:value-type="float">
            <text:p>216.34</text:p>
          </table:table-cell>
          <table:table-cell table:style-name="ce22" table:formula="of:=[.C65]-[.$E$65]" office:value-type="float" office:value="-289.130000000001" calcext:value-type="float">
            <text:p>-289.13</text:p>
          </table:table-cell>
          <table:table-cell table:style-name="ce22" table:formula="of:=[.D65]-[.$E$65]" office:value-type="float" office:value="72.7899999999991" calcext:value-type="float">
            <text:p>72.79</text:p>
          </table:table-cell>
          <table:table-cell/>
          <table:table-cell table:style-name="ce27"/>
          <table:table-cell table:style-name="ce27" table:formula="of:=[.F65]*[.F65]" office:value-type="float" office:value="46802.9956000001" calcext:value-type="float">
            <text:p>46802.9956000001</text:p>
          </table:table-cell>
          <table:table-cell table:style-name="ce27" table:formula="of:=[.G65]*[.G65]" office:value-type="float" office:value="83596.1569000006" calcext:value-type="float">
            <text:p>83596.1569000006</text:p>
          </table:table-cell>
          <table:table-cell table:style-name="ce27" table:formula="of:=[.H65]*[.H65]" office:value-type="float" office:value="5298.38409999986" calcext:value-type="float">
            <text:p>5298.3840999999</text:p>
          </table:table-cell>
          <table:table-cell table:number-columns-repeated="1011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table:formula="of:=[.B20]" office:value-type="float" office:value="6678.17" calcext:value-type="float">
            <text:p>6678.17</text:p>
          </table:table-cell>
          <table:table-cell table:style-name="ce6" table:formula="of:=[.B21]" office:value-type="float" office:value="7053.97" calcext:value-type="float">
            <text:p>7053.97</text:p>
          </table:table-cell>
          <table:table-cell table:style-name="ce6" table:formula="of:=[.B22]" office:value-type="float" office:value="7925.38" calcext:value-type="float">
            <text:p>7925.38</text:p>
          </table:table-cell>
          <table:table-cell table:style-name="ce22" table:formula="of:=[.J78]" office:value-type="float" office:value="7219.17333333333" calcext:value-type="float">
            <text:p>7219.1733333333</text:p>
          </table:table-cell>
          <table:table-cell table:style-name="ce22" table:formula="of:=[.B66]-[.$E$66]" office:value-type="float" office:value="-541.003333333331" calcext:value-type="float">
            <text:p>-541.0033333333</text:p>
          </table:table-cell>
          <table:table-cell table:style-name="ce22" table:formula="of:=[.C66]-[.$E$66]" office:value-type="float" office:value="-165.203333333332" calcext:value-type="float">
            <text:p>-165.2033333333</text:p>
          </table:table-cell>
          <table:table-cell table:style-name="ce22" table:formula="of:=[.D66]-[.$E$66]" office:value-type="float" office:value="706.206666666668" calcext:value-type="float">
            <text:p>706.2066666667</text:p>
          </table:table-cell>
          <table:table-cell/>
          <table:table-cell table:style-name="ce27"/>
          <table:table-cell table:style-name="ce27" table:formula="of:=[.F66]*[.F66]" office:value-type="float" office:value="292684.606677776" calcext:value-type="float">
            <text:p>292684.606677776</text:p>
          </table:table-cell>
          <table:table-cell table:style-name="ce27" table:formula="of:=[.G66]*[.G66]" office:value-type="float" office:value="27292.141344444" calcext:value-type="float">
            <text:p>27292.141344444</text:p>
          </table:table-cell>
          <table:table-cell table:style-name="ce27" table:formula="of:=[.H66]*[.H66]" office:value-type="float" office:value="498727.856044446" calcext:value-type="float">
            <text:p>498727.856044446</text:p>
          </table:table-cell>
          <table:table-cell table:number-columns-repeated="101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table:formula="of:=[.B23]" office:value-type="float" office:value="11243.87" calcext:value-type="float">
            <text:p>11243.87</text:p>
          </table:table-cell>
          <table:table-cell table:style-name="ce6" table:formula="of:=[.B24]" office:value-type="float" office:value="11480.86" calcext:value-type="float">
            <text:p>11480.86</text:p>
          </table:table-cell>
          <table:table-cell table:style-name="ce6" table:formula="of:=[.B25]" office:value-type="float" office:value="11498.36" calcext:value-type="float">
            <text:p>11498.36</text:p>
          </table:table-cell>
          <table:table-cell table:style-name="ce22" table:formula="of:=[.J79]" office:value-type="float" office:value="11407.6966666667" calcext:value-type="float">
            <text:p>11407.6966666667</text:p>
          </table:table-cell>
          <table:table-cell table:style-name="ce22" table:formula="of:=[.B67]-[.$E$67]" office:value-type="float" office:value="-163.826666666664" calcext:value-type="float">
            <text:p>-163.8266666667</text:p>
          </table:table-cell>
          <table:table-cell table:style-name="ce22" table:formula="of:=[.C67]-[.$E$67]" office:value-type="float" office:value="73.1633333333375" calcext:value-type="float">
            <text:p>73.1633333333</text:p>
          </table:table-cell>
          <table:table-cell table:style-name="ce22" table:formula="of:=[.D67]-[.$E$67]" office:value-type="float" office:value="90.6633333333375" calcext:value-type="float">
            <text:p>90.6633333333</text:p>
          </table:table-cell>
          <table:table-cell/>
          <table:table-cell table:style-name="ce27"/>
          <table:table-cell table:style-name="ce27" table:formula="of:=[.F67]*[.F67]" office:value-type="float" office:value="26839.1767111103" calcext:value-type="float">
            <text:p>26839.1767111103</text:p>
          </table:table-cell>
          <table:table-cell table:style-name="ce27" table:formula="of:=[.G67]*[.G67]" office:value-type="float" office:value="5352.87334444505" calcext:value-type="float">
            <text:p>5352.8733444451</text:p>
          </table:table-cell>
          <table:table-cell table:style-name="ce27" table:formula="of:=[.H67]*[.H67]" office:value-type="float" office:value="8219.84001111187" calcext:value-type="float">
            <text:p>8219.8400111119</text:p>
          </table:table-cell>
          <table:table-cell table:number-columns-repeated="1011"/>
        </table:table-row>
        <table:table-row table:style-name="ro4">
          <table:table-cell table:style-name="ce1" table:number-columns-repeated="5"/>
          <table:table-cell table:number-columns-repeated="4"/>
          <table:table-cell table:style-name="ce27" office:value-type="string" calcext:value-type="string">
            <text:p>SSE = </text:p>
          </table:table-cell>
          <table:table-cell table:style-name="ce27" table:formula="of:=SUM([.K60:.M67])" office:value-type="float" office:value="1715428.90506667" calcext:value-type="float">
            <text:p>1715428.90506667</text:p>
          </table:table-cell>
          <table:table-cell table:style-name="ce27" table:number-columns-repeated="2"/>
          <table:table-cell table:number-columns-repeated="1011"/>
        </table:table-row>
        <table:table-row table:style-name="ro11">
          <table:table-cell table:style-name="ce1" table:number-columns-repeated="5"/>
          <table:table-cell table:number-columns-repeated="1019"/>
        </table:table-row>
        <table:table-row table:style-name="ro12">
          <table:table-cell/>
          <table:table-cell table:style-name="ce12" office:value-type="string" calcext:value-type="string">
            <text:p>Write-Only</text:p>
          </table:table-cell>
          <table:table-cell table:style-name="ce15" office:value-type="string" calcext:value-type="string" table:number-columns-spanned="7" table:number-rows-spanned="1">
            <text:p>factor values</text:p>
          </table:table-cell>
          <table:covered-table-cell table:number-columns-repeated="6" table:style-name="ce14"/>
          <table:table-cell table:style-name="ce14" office:value-type="string" calcext:value-type="string">
            <text:p>Estimated response</text:p>
          </table:table-cell>
          <table:table-cell table:style-name="ce14" office:value-type="string" calcext:value-type="string" table:number-columns-spanned="3" table:number-rows-spanned="1">
            <text:p>Errors</text:p>
          </table:table-cell>
          <table:covered-table-cell table:number-columns-repeated="2" table:style-name="ce17"/>
          <table:table-cell table:style-name="ce1" table:number-columns-repeated="1011"/>
        </table:table-row>
        <table:table-row table:style-name="ro8">
          <table:table-cell/>
          <table:table-cell table:style-name="ce13" office:value-type="string" calcext:value-type="string">
            <text:p>Exp</text:p>
          </table:table-cell>
          <table:table-cell table:style-name="ce16" office:value-type="string" calcext:value-type="string">
            <text:p>x<text:span text:style-name="T2">a</text:span></text:p>
          </table:table-cell>
          <table:table-cell table:style-name="ce16" office:value-type="string" calcext:value-type="string">
            <text:p>x<text:span text:style-name="T2">b</text:span></text:p>
          </table:table-cell>
          <table:table-cell table:style-name="ce16" office:value-type="string" calcext:value-type="string">
            <text:p>x<text:span text:style-name="T2">c</text:span></text:p>
          </table:table-cell>
          <table:table-cell table:style-name="ce16" office:value-type="string" calcext:value-type="string">
            <text:p>x<text:span text:style-name="T2">a</text:span><text:span text:style-name="T3">x</text:span><text:span text:style-name="T2">b</text:span></text:p>
          </table:table-cell>
          <table:table-cell table:style-name="ce16" office:value-type="string" calcext:value-type="string">
            <text:p>x<text:span text:style-name="T2">a</text:span><text:span text:style-name="T3">x</text:span><text:span text:style-name="T2">c</text:span></text:p>
          </table:table-cell>
          <table:table-cell table:style-name="ce16" office:value-type="string" calcext:value-type="string">
            <text:p>x<text:span text:style-name="T2">b</text:span><text:span text:style-name="T3">x</text:span><text:span text:style-name="T2">c</text:span></text:p>
          </table:table-cell>
          <table:table-cell table:style-name="ce16" office:value-type="string" calcext:value-type="string">
            <text:p>x<text:span text:style-name="T2">a</text:span><text:span text:style-name="T3">x</text:span><text:span text:style-name="T2">b</text:span><text:span text:style-name="T3">x</text:span><text:span text:style-name="T2">c</text:span></text:p>
          </table:table-cell>
          <table:table-cell table:style-name="ce28" office:value-type="string" calcext:value-type="string">
            <text:p>ŷ</text:p>
          </table:table-cell>
          <table:table-cell table:style-name="ce13" office:value-type="string" calcext:value-type="string">
            <text:p>e<text:span text:style-name="T1">1</text:span></text:p>
          </table:table-cell>
          <table:table-cell table:style-name="ce13" office:value-type="string" calcext:value-type="string">
            <text:p>e<text:span text:style-name="T1">2</text:span></text:p>
          </table:table-cell>
          <table:table-cell table:style-name="ce13" office:value-type="string" calcext:value-type="string">
            <text:p>e<text:span text:style-name="T1">3</text:span>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1" calcext:value-type="float">
            <text:p>1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style-name="ce17" table:formula="of:=[.C72]*[.D72]" office:value-type="float" office:value="1" calcext:value-type="float">
            <text:p>1</text:p>
          </table:table-cell>
          <table:table-cell table:style-name="ce17" table:formula="of:=[.C72]*[.E72]" office:value-type="float" office:value="1" calcext:value-type="float">
            <text:p>1</text:p>
          </table:table-cell>
          <table:table-cell table:style-name="ce17" table:formula="of:=[.D72]*[.E72]" office:value-type="float" office:value="1" calcext:value-type="float">
            <text:p>1</text:p>
          </table:table-cell>
          <table:table-cell table:style-name="ce17" table:formula="of:=[.C72]*[.D72]*[.E72]" office:value-type="float" office:value="-1" calcext:value-type="float">
            <text:p>-1</text:p>
          </table:table-cell>
          <table:table-cell table:style-name="ce17" table:formula="of:=[.B54]+[.C54]*[.C72]+[.D72]*[.D54]+[.E54]*[.E72]+[.F72]*[.F54]+[.G54]*[.G72]+[.H72]*[.H54]+[.I54]*[.I72]" office:value-type="float" office:value="7687.25333333333" calcext:value-type="float">
            <text:p>7687.2533333333</text:p>
          </table:table-cell>
          <table:table-cell table:style-name="ce17" table:formula="of:=[.B60]-[.$J$72]" office:value-type="float" office:value="43.0066666666671" calcext:value-type="float">
            <text:p>43.0066666667</text:p>
          </table:table-cell>
          <table:table-cell table:style-name="ce17" table:formula="of:=[.C60]-[.$J$72]" office:value-type="float" office:value="-129.643333333333" calcext:value-type="float">
            <text:p>-129.6433333333</text:p>
          </table:table-cell>
          <table:table-cell table:style-name="ce17" table:formula="of:=[.D60]-[.$J$72]" office:value-type="float" office:value="86.6366666666672" calcext:value-type="float">
            <text:p>86.636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C73]*[.D73]" office:value-type="float" office:value="1" calcext:value-type="float">
            <text:p>1</text:p>
          </table:table-cell>
          <table:table-cell table:style-name="ce17" table:formula="of:=[.C73]*[.E73]" office:value-type="float" office:value="-1" calcext:value-type="float">
            <text:p>-1</text:p>
          </table:table-cell>
          <table:table-cell table:style-name="ce17" table:formula="of:=[.D73]*[.E73]" office:value-type="float" office:value="-1" calcext:value-type="float">
            <text:p>-1</text:p>
          </table:table-cell>
          <table:table-cell table:style-name="ce17" table:formula="of:=[.C73]*[.D73]*[.E73]" office:value-type="float" office:value="1" calcext:value-type="float">
            <text:p>1</text:p>
          </table:table-cell>
          <table:table-cell table:style-name="ce17" table:formula="of:=[.B54]+[.C54]*[.C73]+[.D73]*[.D54]+[.E54]*[.E73]+[.F73]*[.F54]+[.G54]*[.G73]+[.H73]*[.H54]+[.I54]*[.I73]" office:value-type="float" office:value="10733.4566666667" calcext:value-type="float">
            <text:p>10733.4566666667</text:p>
          </table:table-cell>
          <table:table-cell table:style-name="ce17" table:formula="of:=[.B61]-[.$J$73]" office:value-type="float" office:value="119.423333333334" calcext:value-type="float">
            <text:p>119.4233333333</text:p>
          </table:table-cell>
          <table:table-cell table:style-name="ce17" table:formula="of:=[.C61]-[.$J$73]" office:value-type="float" office:value="-364.996666666666" calcext:value-type="float">
            <text:p>-364.9966666667</text:p>
          </table:table-cell>
          <table:table-cell table:style-name="ce17" table:formula="of:=[.D61]-[.$J$73]" office:value-type="float" office:value="245.573333333336" calcext:value-type="float">
            <text:p>245.5733333333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style-name="ce17" table:formula="of:=[.C74]*[.D74]" office:value-type="float" office:value="-1" calcext:value-type="float">
            <text:p>-1</text:p>
          </table:table-cell>
          <table:table-cell table:style-name="ce17" table:formula="of:=[.C74]*[.E74]" office:value-type="float" office:value="-1" calcext:value-type="float">
            <text:p>-1</text:p>
          </table:table-cell>
          <table:table-cell table:style-name="ce17" table:formula="of:=[.D74]*[.E74]" office:value-type="float" office:value="1" calcext:value-type="float">
            <text:p>1</text:p>
          </table:table-cell>
          <table:table-cell table:style-name="ce17" table:formula="of:=[.C74]*[.D74]*[.E74]" office:value-type="float" office:value="1" calcext:value-type="float">
            <text:p>1</text:p>
          </table:table-cell>
          <table:table-cell table:style-name="ce17" table:formula="of:=[.B54]+[.C54]*[.C74]+[.D74]*[.D54]+[.E54]*[.E74]+[.F74]*[.F54]+[.G54]*[.G74]+[.H74]*[.H54]+[.I54]*[.I74]" office:value-type="float" office:value="4680.34" calcext:value-type="float">
            <text:p>4680.34</text:p>
          </table:table-cell>
          <table:table-cell table:style-name="ce17" table:formula="of:=[.B62]-[.$J$74]" office:value-type="float" office:value="-8.59999999999945" calcext:value-type="float">
            <text:p>-8.6</text:p>
          </table:table-cell>
          <table:table-cell table:style-name="ce17" table:formula="of:=[.C62]-[.$J$74]" office:value-type="float" office:value="44.7100000000009" calcext:value-type="float">
            <text:p>44.71</text:p>
          </table:table-cell>
          <table:table-cell table:style-name="ce17" table:formula="of:=[.D62]-[.$J$74]" office:value-type="float" office:value="-36.1099999999997" calcext:value-type="float">
            <text:p>-36.11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C75]*[.D75]" office:value-type="float" office:value="-1" calcext:value-type="float">
            <text:p>-1</text:p>
          </table:table-cell>
          <table:table-cell table:style-name="ce17" table:formula="of:=[.C75]*[.E75]" office:value-type="float" office:value="1" calcext:value-type="float">
            <text:p>1</text:p>
          </table:table-cell>
          <table:table-cell table:style-name="ce17" table:formula="of:=[.D75]*[.E75]" office:value-type="float" office:value="-1" calcext:value-type="float">
            <text:p>-1</text:p>
          </table:table-cell>
          <table:table-cell table:style-name="ce17" table:formula="of:=[.C75]*[.D75]*[.E75]" office:value-type="float" office:value="-1" calcext:value-type="float">
            <text:p>-1</text:p>
          </table:table-cell>
          <table:table-cell table:style-name="ce17" table:formula="of:=[.$B$54]+[.$C$75]*[.$C$54]+[.D75]*[.$D$54]+[.E75]*[.$E$54]+[.F75]*[.$F$54]+[.G75]*[.$G$54]+[.H75]*[.$H$54]+[.I75]*[.$I$54]" office:value-type="float" office:value="7167.81" calcext:value-type="float">
            <text:p>7167.81</text:p>
          </table:table-cell>
          <table:table-cell table:style-name="ce17" table:formula="of:=[.B63]-[.$J$75]" office:value-type="float" office:value="462.81" calcext:value-type="float">
            <text:p>462.81</text:p>
          </table:table-cell>
          <table:table-cell table:style-name="ce17" table:formula="of:=[.C63]-[.$J$75]" office:value-type="float" office:value="-489.049999999999" calcext:value-type="float">
            <text:p>-489.05</text:p>
          </table:table-cell>
          <table:table-cell table:style-name="ce17" table:formula="of:=[.D63]-[.$J$75]" office:value-type="float" office:value="26.2400000000007" calcext:value-type="float">
            <text:p>26.24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5" calcext:value-type="float">
            <text:p>5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formula="of:=[.C76]*[.D76]" office:value-type="float" office:value="-1" calcext:value-type="float">
            <text:p>-1</text:p>
          </table:table-cell>
          <table:table-cell table:style-name="ce17" table:formula="of:=[.C76]*[.E76]" office:value-type="float" office:value="1" calcext:value-type="float">
            <text:p>1</text:p>
          </table:table-cell>
          <table:table-cell table:style-name="ce17" table:formula="of:=[.D76]*[.E76]" office:value-type="float" office:value="-1" calcext:value-type="float">
            <text:p>-1</text:p>
          </table:table-cell>
          <table:table-cell table:style-name="ce17" table:formula="of:=[.C76]*[.D76]*[.E76]" office:value-type="float" office:value="1" calcext:value-type="float">
            <text:p>1</text:p>
          </table:table-cell>
          <table:table-cell table:style-name="ce17" table:formula="of:=[.B54]+[.C54]*[.C76]+[.D76]*[.D54]+[.E54]*[.E76]+[.F76]*[.F54]+[.G54]*[.G76]+[.H76]*[.H54]+[.I54]*[.I76]" office:value-type="float" office:value="9065.82" calcext:value-type="float">
            <text:p>9065.82</text:p>
          </table:table-cell>
          <table:table-cell table:style-name="ce17" table:formula="of:=[.B64]-[.$J$76]" office:value-type="float" office:value="-54.0199999999968" calcext:value-type="float">
            <text:p>-54.02</text:p>
          </table:table-cell>
          <table:table-cell table:style-name="ce17" table:formula="of:=[.C64]-[.$J$76]" office:value-type="float" office:value="-84.4699999999957" calcext:value-type="float">
            <text:p>-84.47</text:p>
          </table:table-cell>
          <table:table-cell table:style-name="ce17" table:formula="of:=[.D64]-[.$J$76]" office:value-type="float" office:value="138.490000000003" calcext:value-type="float">
            <text:p>138.49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C77]*[.D77]" office:value-type="float" office:value="-1" calcext:value-type="float">
            <text:p>-1</text:p>
          </table:table-cell>
          <table:table-cell table:style-name="ce17" table:formula="of:=[.C77]*[.E77]" office:value-type="float" office:value="-1" calcext:value-type="float">
            <text:p>-1</text:p>
          </table:table-cell>
          <table:table-cell table:style-name="ce17" table:formula="of:=[.D77]*[.E77]" office:value-type="float" office:value="1" calcext:value-type="float">
            <text:p>1</text:p>
          </table:table-cell>
          <table:table-cell table:style-name="ce17" table:formula="of:=[.C77]*[.D77]*[.E77]" office:value-type="float" office:value="-1" calcext:value-type="float">
            <text:p>-1</text:p>
          </table:table-cell>
          <table:table-cell table:style-name="ce17" table:formula="of:=[.B54]+[.C54]*[.C77]+[.D77]*[.D54]+[.E54]*[.E77]+[.F77]*[.F54]+[.G54]*[.G77]+[.H77]*[.H54]+[.I54]*[.I77]" office:value-type="float" office:value="12984.88" calcext:value-type="float">
            <text:p>12984.88</text:p>
          </table:table-cell>
          <table:table-cell table:style-name="ce17" table:formula="of:=[.B65]-[.$J$77]" office:value-type="float" office:value="216.34" calcext:value-type="float">
            <text:p>216.34</text:p>
          </table:table-cell>
          <table:table-cell table:style-name="ce17" table:formula="of:=[.C65]-[.$J$77]" office:value-type="float" office:value="-289.130000000001" calcext:value-type="float">
            <text:p>-289.13</text:p>
          </table:table-cell>
          <table:table-cell table:style-name="ce17" table:formula="of:=[.D65]-[.$J$77]" office:value-type="float" office:value="72.7899999999991" calcext:value-type="float">
            <text:p>72.79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formula="of:=[.C78]*[.D78]" office:value-type="float" office:value="1" calcext:value-type="float">
            <text:p>1</text:p>
          </table:table-cell>
          <table:table-cell table:style-name="ce17" table:formula="of:=[.C78]*[.E78]" office:value-type="float" office:value="-1" calcext:value-type="float">
            <text:p>-1</text:p>
          </table:table-cell>
          <table:table-cell table:style-name="ce17" table:formula="of:=[.D78]*[.E78]" office:value-type="float" office:value="-1" calcext:value-type="float">
            <text:p>-1</text:p>
          </table:table-cell>
          <table:table-cell table:style-name="ce17" table:formula="of:=[.C78]*[.D78]*[.E78]" office:value-type="float" office:value="-1" calcext:value-type="float">
            <text:p>-1</text:p>
          </table:table-cell>
          <table:table-cell table:style-name="ce17" table:formula="of:=[.B54]+[.C54]*[.C78]+[.D78]*[.D54]+[.E54]*[.E78]+[.F78]*[.F54]+[.G54]*[.G78]+[.H78]*[.H54]+[.I54]*[.I78]" office:value-type="float" office:value="7219.17333333333" calcext:value-type="float">
            <text:p>7219.1733333333</text:p>
          </table:table-cell>
          <table:table-cell table:style-name="ce17" table:formula="of:=[.B66]-[.$J$78]" office:value-type="float" office:value="-541.003333333331" calcext:value-type="float">
            <text:p>-541.0033333333</text:p>
          </table:table-cell>
          <table:table-cell table:style-name="ce17" table:formula="of:=[.C66]-[.$J$78]" office:value-type="float" office:value="-165.203333333332" calcext:value-type="float">
            <text:p>-165.2033333333</text:p>
          </table:table-cell>
          <table:table-cell table:style-name="ce17" table:formula="of:=[.D66]-[.$J$78]" office:value-type="float" office:value="706.206666666668" calcext:value-type="float">
            <text:p>706.206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8" calcext:value-type="float">
            <text:p>8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formula="of:=[.C79]*[.D79]" office:value-type="float" office:value="1" calcext:value-type="float">
            <text:p>1</text:p>
          </table:table-cell>
          <table:table-cell table:style-name="ce17" table:formula="of:=[.C79]*[.E79]" office:value-type="float" office:value="1" calcext:value-type="float">
            <text:p>1</text:p>
          </table:table-cell>
          <table:table-cell table:style-name="ce17" table:formula="of:=[.D79]*[.E79]" office:value-type="float" office:value="1" calcext:value-type="float">
            <text:p>1</text:p>
          </table:table-cell>
          <table:table-cell table:style-name="ce17" table:formula="of:=[.C79]*[.D79]*[.E79]" office:value-type="float" office:value="1" calcext:value-type="float">
            <text:p>1</text:p>
          </table:table-cell>
          <table:table-cell table:style-name="ce17" table:formula="of:=[.B54]+[.C54]*[.C79]+[.D79]*[.D54]+[.E54]*[.E79]+[.F79]*[.F54]+[.G54]*[.G79]+[.H79]*[.H54]+[.I54]*[.I79]" office:value-type="float" office:value="11407.6966666667" calcext:value-type="float">
            <text:p>11407.6966666667</text:p>
          </table:table-cell>
          <table:table-cell table:style-name="ce17" table:formula="of:=[.B67]-[.$J$79]" office:value-type="float" office:value="-163.826666666664" calcext:value-type="float">
            <text:p>-163.8266666667</text:p>
          </table:table-cell>
          <table:table-cell table:style-name="ce17" table:formula="of:=[.C67]-[.$J$79]" office:value-type="float" office:value="73.1633333333375" calcext:value-type="float">
            <text:p>73.1633333333</text:p>
          </table:table-cell>
          <table:table-cell table:style-name="ce17" table:formula="of:=[.D67]-[.$J$79]" office:value-type="float" office:value="90.6633333333375" calcext:value-type="float">
            <text:p>90.6633333333</text:p>
          </table:table-cell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8"/>
          <table:table-cell table:style-name="ce2" table:number-columns-spanned="3" table:number-rows-spanned="1"/>
          <table:covered-table-cell table:number-columns-repeated="2" table:style-name="ce29"/>
          <table:table-cell table:number-columns-repeated="1013"/>
        </table:table-row>
        <table:table-row table:style-name="ro4"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Mean Estimate</text:p>
          </table:table-cell>
          <table:table-cell table:style-name="ce7" office:value-type="string" calcext:value-type="string" table:number-columns-spanned="2" table:number-rows-spanned="1">
            <text:p>Variation Explained</text:p>
          </table:table-cell>
          <table:covered-table-cell table:style-name="ce7"/>
          <table:table-cell office:value-type="string" calcext:value-type="string">
            <text:p>%</text:p>
          </table:table-cell>
          <table:table-cell table:number-columns-repeated="3"/>
          <table:table-cell table:style-name="ce2"/>
          <table:table-cell table:style-name="ce29" table:number-columns-repeated="2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o</text:span></text:p>
          </table:table-cell>
          <table:table-cell table:style-name="ce7" table:formula="of:=[.B54]" office:value-type="float" office:value="8868.30375" calcext:value-type="float">
            <text:p>8868.30375</text:p>
          </table:table-cell>
          <table:table-cell table:style-name="ce18" office:value-type="string" calcext:value-type="string" table:number-columns-spanned="2" table:number-rows-spanned="1">
            <text:p>------</text:p>
          </table:table-cell>
          <table:covered-table-cell table:style-name="ce7"/>
          <table:table-cell table:number-columns-repeated="4"/>
          <table:table-cell table:style-name="ce2"/>
          <table:table-cell table:style-name="ce29" table:number-columns-repeated="2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</text:span></text:p>
          </table:table-cell>
          <table:table-cell table:style-name="ce7" table:formula="of:=[.C54]" office:value-type="float" office:value="-1249.54875" calcext:value-type="float">
            <text:p>-1249.54875</text:p>
          </table:table-cell>
          <table:table-cell table:style-name="ce7" table:formula="of:=[.B96]/[.F98]" office:value-type="float" office:value="0.240074594161802" calcext:value-type="float" table:number-columns-spanned="2" table:number-rows-spanned="1">
            <text:p>0.2400745942</text:p>
          </table:table-cell>
          <table:covered-table-cell table:style-name="ce7"/>
          <table:table-cell table:formula="of:=[.C85]*100" office:value-type="float" office:value="24.0074594161802" calcext:value-type="float">
            <text:p>24.0074594162</text:p>
          </table:table-cell>
          <table:table-cell table:number-columns-repeated="3"/>
          <table:table-cell table:style-name="ce3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b</text:span></text:p>
          </table:table-cell>
          <table:table-cell table:style-name="ce7" table:formula="of:=[.D54]" office:value-type="float" office:value="1301.08875" calcext:value-type="float">
            <text:p>1301.08875</text:p>
          </table:table-cell>
          <table:table-cell table:style-name="ce7" table:formula="of:=[.B97]/[.F98]" office:value-type="float" office:value="0.260287695311649" calcext:value-type="float" table:number-columns-spanned="2" table:number-rows-spanned="1">
            <text:p>0.2602876953</text:p>
          </table:table-cell>
          <table:covered-table-cell table:style-name="ce7"/>
          <table:table-cell table:formula="of:=[.C86]*100" office:value-type="float" office:value="26.0287695311649" calcext:value-type="float">
            <text:p>26.0287695312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c</text:span></text:p>
          </table:table-cell>
          <table:table-cell table:style-name="ce7" table:formula="of:=[.E54]" office:value-type="float" office:value="1705.15708333333" calcext:value-type="float">
            <text:p>1705.1570833333</text:p>
          </table:table-cell>
          <table:table-cell table:style-name="ce7" table:formula="of:=[.B98]/[.F98]" office:value-type="float" office:value="0.447062849098584" calcext:value-type="float" table:number-columns-spanned="2" table:number-rows-spanned="1">
            <text:p>0.4470628491</text:p>
          </table:table-cell>
          <table:covered-table-cell table:style-name="ce7"/>
          <table:table-cell table:formula="of:=[.C87]*100" office:value-type="float" office:value="44.7062849098584" calcext:value-type="float">
            <text:p>44.7062849099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b</text:span></text:p>
          </table:table-cell>
          <table:table-cell table:style-name="ce7" table:formula="of:=[.F54]" office:value-type="float" office:value="393.59125" calcext:value-type="float">
            <text:p>393.59125</text:p>
          </table:table-cell>
          <table:table-cell table:style-name="ce7" table:formula="of:=[.B99]/[.F98]" office:value-type="float" office:value="0.0238193916061617" calcext:value-type="float" table:number-columns-spanned="2" table:number-rows-spanned="1">
            <text:p>0.0238193916</text:p>
          </table:table-cell>
          <table:covered-table-cell table:style-name="ce7"/>
          <table:table-cell table:formula="of:=[.C88]*100" office:value-type="float" office:value="2.38193916061617" calcext:value-type="float">
            <text:p>2.3819391606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c</text:span></text:p>
          </table:table-cell>
          <table:table-cell table:style-name="ce7" table:formula="of:=[.G54]" office:value-type="float" office:value="-36.1587499999996" calcext:value-type="float">
            <text:p>-36.15875</text:p>
          </table:table-cell>
          <table:table-cell table:style-name="ce7" table:formula="of:=[.B100]/[.F98]" office:value-type="float" office:value="0.000201032656595187" calcext:value-type="float" table:number-columns-spanned="2" table:number-rows-spanned="1">
            <text:p>0.0002010327</text:p>
          </table:table-cell>
          <table:covered-table-cell table:style-name="ce7"/>
          <table:table-cell table:formula="of:=[.C89]*100" office:value-type="float" office:value="0.0201032656595187" calcext:value-type="float">
            <text:p>0.0201032657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bc</text:span></text:p>
          </table:table-cell>
          <table:table-cell table:style-name="ce7" table:formula="of:=[.H54]" office:value-type="float" office:value="321.73875" calcext:value-type="float">
            <text:p>321.73875</text:p>
          </table:table-cell>
          <table:table-cell table:style-name="ce7" table:formula="of:=[.B101]/[.F98]" office:value-type="float" office:value="0.0159164619353921" calcext:value-type="float" table:number-columns-spanned="2" table:number-rows-spanned="1">
            <text:p>0.0159164619</text:p>
          </table:table-cell>
          <table:covered-table-cell table:style-name="ce7"/>
          <table:table-cell table:formula="of:=[.C90]*100" office:value-type="float" office:value="1.59164619353921" calcext:value-type="float">
            <text:p>1.5916461935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bc</text:span></text:p>
          </table:table-cell>
          <table:table-cell table:style-name="ce7" table:formula="of:=[.I54]" office:value-type="float" office:value="103.524583333333" calcext:value-type="float">
            <text:p>103.5245833333</text:p>
          </table:table-cell>
          <table:table-cell table:style-name="ce7" table:formula="of:=[.B102]/[.F98]" office:value-type="float" office:value="0.00164788453130966" calcext:value-type="float" table:number-columns-spanned="2" table:number-rows-spanned="1">
            <text:p>0.0016478845</text:p>
          </table:table-cell>
          <table:covered-table-cell table:style-name="ce7"/>
          <table:table-cell table:formula="of:=[.C91]*100" office:value-type="float" office:value="0.164788453130966" calcext:value-type="float">
            <text:p>0.1647884531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4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4">
          <table:table-cell table:number-columns-repeated="4"/>
          <table:table-cell table:formula="of:=SUM([.E85:.E91])" office:value-type="float" office:value="98.9009909301494" calcext:value-type="float">
            <text:p>98.9009909301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4">
          <table:table-cell table:style-name="ce8"/>
          <table:table-cell table:style-name="ce8" office:value-type="string" calcext:value-type="string">
            <text:p>Parameter^2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o</text:p>
          </table:table-cell>
          <table:table-cell table:style-name="ce8" table:formula="of:=[.B84]*[.B84]*[.F95]" office:value-type="float" office:value="1887523473.65434" calcext:value-type="float">
            <text:p>1887523473.65434</text:p>
          </table:table-cell>
          <table:table-cell table:number-columns-repeated="2"/>
          <table:table-cell office:value-type="string" calcext:value-type="string">
            <text:p>(2^3)*3 =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Ssa</text:p>
          </table:table-cell>
          <table:table-cell table:style-name="ce8" table:formula="of:=[.B85]*[.B85]*[.F95]" office:value-type="float" office:value="37472929.8870375" calcext:value-type="float">
            <text:p>37472929.8870375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B</text:p>
          </table:table-cell>
          <table:table-cell table:style-name="ce8" table:formula="of:=[.B86]*[.B86]*[.F95]" office:value-type="float" office:value="40627966.4490375" calcext:value-type="float">
            <text:p>40627966.4490375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C</text:p>
          </table:table-cell>
          <table:table-cell table:style-name="ce8" table:formula="of:=[.B87]*[.B87]*[.F95]" office:value-type="float" office:value="69781456.2922041" calcext:value-type="float">
            <text:p>69781456.2922041</text:p>
          </table:table-cell>
          <table:table-cell table:number-columns-repeated="2"/>
          <table:table-cell table:style-name="ce23" office:value-type="string" calcext:value-type="string">
            <text:p>SST = </text:p>
          </table:table-cell>
          <table:table-cell table:style-name="ce26" table:formula="of:=SUM([.B96:.B102];[.K68])" office:value-type="float" office:value="156088694.090562" calcext:value-type="float" table:number-columns-spanned="2" table:number-rows-spanned="1">
            <text:p>156088694.090562</text:p>
          </table:table-cell>
          <table:covered-table-cell table:style-name="ce26"/>
          <table:table-cell table:number-columns-repeated="1017"/>
        </table:table-row>
        <table:table-row table:style-name="ro4">
          <table:table-cell table:style-name="ce8" office:value-type="string" calcext:value-type="string">
            <text:p>Ssab</text:p>
          </table:table-cell>
          <table:table-cell table:style-name="ce8" table:formula="of:=[.B88]*[.B88]*[.F95]" office:value-type="float" office:value="3717937.72983749" calcext:value-type="float">
            <text:p>3717937.72983749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ac</text:p>
          </table:table-cell>
          <table:table-cell table:style-name="ce8" table:formula="of:=[.B89]*[.B89]*[.F95]" office:value-type="float" office:value="31378.9248374993" calcext:value-type="float">
            <text:p>31378.9248374993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bc</text:p>
          </table:table-cell>
          <table:table-cell table:style-name="ce8" table:formula="of:=[.B90]*[.B90]*[.F95]" office:value-type="float" office:value="2484379.7580375" calcext:value-type="float">
            <text:p>2484379.7580375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abc</text:p>
          </table:table-cell>
          <table:table-cell table:style-name="ce8" table:formula="of:=[.B91]*[.B91]*[.F95]" office:value-type="float" office:value="257216.144504164" calcext:value-type="float">
            <text:p>257216.14450416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02:09:18.065016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8:00:46.450554695</meta:creation-date>
    <dc:date>2018-12-11T02:18:06.301273978</dc:date>
    <meta:editing-duration>PT6H22M15S</meta:editing-duration>
    <meta:editing-cycles>7</meta:editing-cycles>
    <meta:generator>LibreOffice/5.1.6.2$Linux_X86_64 LibreOffice_project/10m0$Build-2</meta:generator>
    <meta:document-statistic meta:table-count="1" meta:cell-count="530" meta:object-count="0"/>
  </office:meta>
</office:document-meta>
</file>